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a" style:font-name="Liberation Serif" fo:font-size="12pt" officeooo:paragraph-rsid="00186a4d" style:font-size-asian="12pt" style:font-size-complex="12pt"/>
    </style:style>
    <style:style style:name="P2" style:family="paragraph" style:parent-style-name="Text_20_body">
      <style:text-properties officeooo:paragraph-rsid="00186a4d"/>
    </style:style>
    <style:style style:name="P3" style:family="paragraph" style:parent-style-name="Standard">
      <style:text-properties officeooo:paragraph-rsid="00186a4d"/>
    </style:style>
    <style:style style:name="P4" style:family="paragraph" style:parent-style-name="Heading_20_1">
      <style:text-properties fo:font-size="14pt" officeooo:paragraph-rsid="00186a4d" style:font-size-asian="14pt" style:font-size-complex="14pt"/>
    </style:style>
    <style:style style:name="P5" style:family="paragraph" style:parent-style-name="Heading_20_1">
      <style:text-properties fo:font-size="14pt" officeooo:paragraph-rsid="0019a271" style:font-size-asian="14pt" style:font-size-complex="14pt"/>
    </style:style>
    <style:style style:name="P6" style:family="paragraph" style:parent-style-name="Standard">
      <style:text-properties style:text-underline-style="solid" style:text-underline-width="auto" style:text-underline-color="font-color" officeooo:rsid="001569f6" officeooo:paragraph-rsid="0019a271"/>
    </style:style>
    <style:style style:name="P7" style:family="paragraph" style:parent-style-name="Standard">
      <style:text-properties style:text-underline-style="none" officeooo:rsid="001569f6" officeooo:paragraph-rsid="0019a271"/>
    </style:style>
    <style:style style:name="P8" style:family="paragraph" style:parent-style-name="Standard">
      <style:text-properties fo:font-size="12pt" style:text-underline-style="none" officeooo:rsid="001569f6" officeooo:paragraph-rsid="0019a271" style:font-size-asian="12pt" style:font-size-complex="12pt"/>
    </style:style>
    <style:style style:name="P9" style:family="paragraph" style:parent-style-name="Standard">
      <style:text-properties fo:font-size="12pt" style:text-underline-style="none" officeooo:rsid="00128026" officeooo:paragraph-rsid="0019a271" style:font-size-asian="12pt" style:font-size-complex="12pt"/>
    </style:style>
    <style:style style:name="P10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11" style:family="paragraph" style:parent-style-name="Standard">
      <style:text-properties fo:font-size="12pt" style:text-underline-style="none" fo:font-weight="bold" officeooo:rsid="00128026" officeooo:paragraph-rsid="0019a271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officeooo:paragraph-rsid="0019a271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569f6" officeooo:paragraph-rsid="0019a271" style:font-size-asian="12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28026" officeooo:paragraph-rsid="0019a271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none" fo:font-weight="bold" officeooo:rsid="00128026" officeooo:paragraph-rsid="0019a271" style:font-size-asian="12pt" style:font-weight-asian="bold" style:font-weight-complex="bold"/>
    </style:style>
    <style:style style:name="P16" style:family="paragraph" style:parent-style-name="Standard">
      <style:text-properties style:text-line-through-style="none" style:text-line-through-type="none" style:font-name="Liberation Serif" fo:font-size="12pt" style:text-underline-style="none" fo:font-weight="bold" officeooo:rsid="0019a38d" officeooo:paragraph-rsid="0019a27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officeooo:rsid="0019a271" officeooo:paragraph-rsid="0019a271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style:text-line-through-style="none" style:text-line-through-type="none" style:font-name="Liberation Serif" fo:font-size="12pt" style:text-underline-style="none" officeooo:rsid="0019a38d" officeooo:paragraph-rsid="0019a271" style:font-size-asian="12pt" style:font-size-complex="12pt"/>
    </style:style>
    <style:style style:name="T1" style:family="text">
      <style:text-properties officeooo:rsid="0012802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8026" style:font-weight-asian="bold" style:font-weight-complex="bold"/>
    </style:style>
    <style:style style:name="T7" style:family="text">
      <style:text-properties fo:font-weight="bold" officeooo:rsid="001a2c06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fo:font-weight="bold" officeooo:rsid="00128026" style:font-size-asian="14pt" style:font-weight-asian="bold" style:font-size-complex="14pt" style:font-weight-complex="bold"/>
    </style:style>
    <style:style style:name="T10" style:family="text">
      <style:text-properties style:text-underline-style="none" fo:font-weight="bold" officeooo:rsid="00128026" style:font-weight-asian="bold" style:font-weight-complex="bold"/>
    </style:style>
    <style:style style:name="T11" style:family="text">
      <style:text-properties officeooo:rsid="001569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a271" style:font-weight-asian="normal" style:font-weight-complex="normal"/>
    </style:style>
    <style:style style:name="T14" style:family="text">
      <style:text-properties officeooo:rsid="0019a271"/>
    </style:style>
    <style:style style:name="T15" style:family="text">
      <style:text-properties fo:font-variant="normal" fo:text-transform="none" fo:color="#00000a" fo:letter-spacing="normal" fo:font-style="normal" fo:font-weight="normal"/>
    </style:style>
    <style:style style:name="T16" style:family="text">
      <style:text-properties fo:font-variant="normal" fo:text-transform="none" fo:color="#00000a" fo:letter-spacing="normal" fo:font-style="normal" fo:font-weight="normal" officeooo:rsid="001ade6a"/>
    </style:style>
    <style:style style:name="T17" style:family="text">
      <style:text-properties fo:font-variant="normal" fo:text-transform="none" fo:color="#00000a" fo:letter-spacing="normal" fo:font-style="normal" fo:font-weight="normal" officeooo:rsid="00128026"/>
    </style:style>
    <style:style style:name="T18" style:family="text">
      <style:text-properties fo:font-variant="normal" fo:text-transform="none" fo:color="#00000a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00000a" style:text-line-through-style="none" style:text-line-through-type="none" fo:letter-spacing="normal" fo:font-style="normal" style:text-underline-style="solid" style:text-underline-width="auto" style:text-underline-color="font-color" fo:font-weight="normal" officeooo:rsid="0019a38d" style:font-size-complex="12pt"/>
    </style:style>
    <style:style style:name="T20" style:family="text">
      <style:text-properties fo:font-variant="normal" fo:text-transform="none" fo:color="#00000a" style:text-line-through-style="none" style:text-line-through-type="none" fo:letter-spacing="normal" fo:font-style="normal" fo:font-weight="normal" officeooo:rsid="0019a38d" style:font-size-complex="12pt"/>
    </style:style>
    <style:style style:name="T21" style:family="text">
      <style:text-properties officeooo:rsid="001a2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Zajęcia 2.</text:span></text:span><text:span text:style-name="T4">Specyfikacja wymagań na System Informatyczny I – Diagram Przypadków Użycia</text:span></text:p>
      <text:p text:style-name="P1">Dokumentacja wybranych przypadków użycia DPU biznesowego w postaci scenariuszy biznesowych. Identyfikacja zakresu przyszłego systemu informatycznego (w kontekście dziedziny problemowej). Systemowy DPU: ustalenie zakresu jaki obejmie przyszły SI, opracowanie słownika danych, identyfikacja aktorów, opracowanie listy funkcjonalności.</text:p>
      <text:p text:style-name="P3"/>
      <text:h text:style-name="P4" text:outline-level="1"><text:span text:style-name="T1">I. </text:span>Co wiemy:</text:h>
      <text:p text:style-name="P13"><text:span text:style-name="T10">1. </text:span>Fragmenty z tekstu -</text:p>
      <text:p text:style-name="P6"><text:span text:style-name="T8"/></text:p>
      <text:p text:style-name="P7"><text:span text:style-name="T8"/></text:p>
      <text:p text:style-name="P12"><text:span text:style-name="T6">2.</text:span><text:span text:style-name="T1"> U nas - "organizacja= <text:s text:c="4"/>".</text:span></text:p>
      <text:p text:style-name="P8">U nas "dziedzina problemowa=</text:p>
      <text:p text:style-name="P8"/>
      <text:p text:style-name="P8"/>
      <text:p text:style-name="P9"><text:span text:style-name="T5">3.</text:span> <text:span text:style-name="T2">Działania</text:span> – jakie się wykonują w kontekście dziedziny problemowej:</text:p>
      <text:p text:style-name="P9"/>
      <text:p text:style-name="P14">Usta<text:span text:style-name="T11">la</text:span>my kto w tych działaniach uczestniczy:</text:p>
      <text:p text:style-name="P14"/>
      <text:p text:style-name="P11">4. <text:span text:style-name="T3">Na zewnątrz dziedziny problemowej jest</text:span><text:span text:style-name="T12"> – </text:span><text:span text:style-name="T13">aktorzy:</text:span></text:p>
      <text:p text:style-name="P9"><text:span text:style-name="T2">Wewnątrz</text:span> są – <text:span text:style-name="T14">pracownicy biznesowi: </text:span></text:p>
      <text:p text:style-name="P9"/>
      <text:p text:style-name="P18"><text:span text:style-name="T5">5.</text:span> Słownik:</text:p>
      <text:p text:style-name="P19"/>
      <text:h text:style-name="P5" text:outline-level="1">II. Co trzeba robić dalej.</text:h>
      <text:p text:style-name="P10"><text:span text:style-name="T6">1. </text:span>Uszczegółowienie – co się dzieje w kontekście poszczególnych PU – scenariusze.</text:p>
      <text:p text:style-name="P10">PU – proces – ma początek i ma koniec, ma jakiś przebieg – kroki, jest inicjator (ktoś kto uruchamia ten proces), są (mogą <text:span text:style-name="T1">być</text:span>) dane na WE (początkowe), są zmiany danych, są wyniki, są nadawcy danych i są ich odbiorcy, są (mogą być konieczne) warunki przy których dany proces może zaistnieć.</text:p>
      <text:p text:style-name="P10"/>
      <text:p text:style-name="P10"><text:span text:style-name="T7">&lt;==== KONIEC POZIOMU BIZNESOWEGO ========&gt;</text:span></text:p>
      <text:p text:style-name="P10"/>
      <text:p text:style-name="P15">2. <text:span text:style-name="T19">Identyfikacja zakresu</text:span><text:span text:style-name="T20"> przyszłego systemu informatycznego (w kontekście dziedziny problemowej).</text:span></text:p>
      <text:p text:style-name="P16"><text:span text:style-name="T16">I</text:span><text:span text:style-name="T15">dentyfikacja </text:span><text:span text:style-name="T18">aktorów</text:span><text:span text:style-name="T15">:</text:span></text:p>
      <text:p text:style-name="P20"><text:span text:style-name="T16">O</text:span><text:span text:style-name="T15">pracowanie </text:span><text:span text:style-name="T18">listy funkcjonalności</text:span><text:span text:style-name="T15"> – </text:span><text:span text:style-name="T17">ich opis, komu są potrzebne, kto w ich wykonaniu uczestniczy (musi uczestniczyć).</text:span></text:p>
      <text:p text:style-name="P20"><text:span text:style-name="T17"/></text:p>
      <text:p text:style-name="P20"><text:span text:style-name="T17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23:26:51.263000000</meta:creation-date>
    <dc:date>2022-03-09T23:51:26.444000000</dc:date>
    <meta:editing-duration>PT3M44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8" meta:word-count="186" meta:character-count="1398" meta:non-whitespace-character-count="1215"/>
  </office:meta>
</office:document-meta>
</file>